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1fa996" officeooo:paragraph-rsid="001fa996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5pt" fo:font-weight="normal" officeooo:rsid="001ffbd2" officeooo:paragraph-rsid="001ffbd2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fa996" officeooo:paragraph-rsid="001fa996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italic" fo:font-weight="bold" officeooo:rsid="001ffbd2" officeooo:paragraph-rsid="001fa996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officeooo:rsid="001ffbd2" officeooo:paragraph-rsid="001fa996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Probabilités</text:p>
      <text:p text:style-name="P1">Génération aléatoire</text:p>
      <text:p text:style-name="P1"/>
      <text:p text:style-name="P3">B3334 – SORIN Nicolas, VICENTE Olivier</text:p>
      <text:p text:style-name="P3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5:25:53.609000000</meta:creation-date>
    <dc:date>2016-02-09T15:32:51.397000000</dc:date>
    <meta:editing-duration>PT6M58S</meta:editing-duration>
    <meta:editing-cycles>3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3" meta:word-count="9" meta:character-count="73" meta:non-whitespace-character-count="66"/>
  </office:meta>
</office:document-meta>
</file>